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28in"/>
    </style:style>
    <style:style style:name="co3" style:family="table-column">
      <style:table-column-properties fo:break-before="auto" style:column-width="0.3866in"/>
    </style:style>
    <style:style style:name="co4" style:family="table-column">
      <style:table-column-properties fo:break-before="auto" style:column-width="1.528in"/>
    </style:style>
    <style:style style:name="co5" style:family="table-column">
      <style:table-column-properties fo:break-before="auto" style:column-width="4.2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6378" table:default-cell-style-name="Default"/>
        <table:table-row table:style-name="ro1">
          <table:table-cell table:style-name="ce7" office:value-type="string" calcext:value-type="string">
            <text:p>block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size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/w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0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 I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0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vision Numb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0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OFTRESE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RE &amp; TA software reset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1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TARTRENDE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rawing star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1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EST_SELEC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est (writing this register is prohibited)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2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PARAM_BAS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ase address for ISP parameters</text:p>
          </table:table-cell>
          <table:table-cell table:number-columns-repeated="16378"/>
        </table:table-row>
        <table:table-row table:style-name="ro1">
          <table:table-cell/>
          <table:table-cell table:style-name="ce4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2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REGION_BAS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ase address for Region Arra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3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AN_SORT_CF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pan Sorter control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4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VO_BORDER_CO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order area col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4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R_CTR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ame buffer read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4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W_CTR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ame buffer write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4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W_LINESTRID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ame buffer line stri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5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R_SOF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ead start address for field - 1/strip - 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5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R_SOF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ead start address for field - 2/strip - 2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5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R_SIZ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ame buffer XY siz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6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W_SOF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Write start address for field - 1/strip - 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6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W_SOF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Write start address for field - 2/strip - 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6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X_CLI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ixel clip X coordina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6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Y_CLI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ixel clip Y coordinate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7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PU_SHAD_SCAL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tensity Volume mo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78</text:p>
          </table:table-cell>
          <table:table-cell table:style-name="ce9" office:value-type="string" calcext:value-type="string">
            <text:p>4f</text:p>
          </table:table-cell>
          <table:table-cell office:value-type="string" calcext:value-type="string">
            <text:p>FPU_CULL_VA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mparison value for cull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7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PU_PARAM_CF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arameter read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8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HALF_OFFSE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ixel sampling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84</text:p>
          </table:table-cell>
          <table:table-cell table:style-name="ce9" office:value-type="string" calcext:value-type="string">
            <text:p>4f</text:p>
          </table:table-cell>
          <table:table-cell office:value-type="string" calcext:value-type="string">
            <text:p>FPU_PERP_VA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mparison value for perpendicular polygo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88</text:p>
          </table:table-cell>
          <table:table-cell table:style-name="ce9" office:value-type="string" calcext:value-type="string">
            <text:p>4f</text:p>
          </table:table-cell>
          <table:table-cell office:value-type="string" calcext:value-type="string">
            <text:p>ISP_BACKGND_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ackground surface dept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8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ISP_BACKGND_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ackground surface tag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9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ISP_FEED_CF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ranslucent polygon sort mode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a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DRAM_REFRESH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exture memory refresh count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a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DRAM_ARB_CF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exture memory arbiter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a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DRAM_CF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exture memory control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b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OG_COL_RA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lor for Look Up table Fo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b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OG_COL_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lor for vertex Fo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b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OG_DENSITY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og scale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b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OG_CLAMP_MAX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lor clamping maximum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c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OG_CLAMP_MI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lor clamping minimum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c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G_TRIGGER_PO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ernal trigger signal HV counter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c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G_HBLANK_I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H-blank interrupt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c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G_VBLANK_I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-blank interrupt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d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G_CONTRO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ync pulse generator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d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G_HBLAN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H-blank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d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G_LOA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HV counter load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d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G_VBLAN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-blank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e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G_WIDTH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ync width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e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EXT_CONTRO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exturing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e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VO_CONTRO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ideo output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e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VO_STARTX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ideo output start X posi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f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VO_STARTY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ideo output start Y posi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f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CALER_CT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X &amp; Y scaler control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0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PAL_RAM_CTR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alette RAM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0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G_STATU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ync pulse generator statu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1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BURSTCTR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ame buffer burst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1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C_S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urrent frame buffer start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1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Y_COEFF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Y scaling coefficen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1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PT_ALPHA_REF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lpha value for Punch Through polygon comparison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2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OL_BAS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Object List write start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2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ISP_BAS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SP/TSP Parameter write start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2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OL_LIMI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Object List write limit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3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ISP_LIMI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SP/TSP Parameter limit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3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NEXT_OP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address for the Object Pointer B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3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ITP_CURR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ing address where the next ISP/TSP Parameters are stor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3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GLOB_TILE_CLI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lobal Tile Clip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4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ALLOC_CTR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Object list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4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LIST_INI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A initializ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4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YUV_TEX_BAS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YUV422 texture write start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4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YUV_TEX_CTR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YUV converter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5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YUV_TEX_C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UV converter macro block counter value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6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LIST_CO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A continuation process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6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NEXT_OPB_INI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dditional OPB starting address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200</text:p>
          </table:table-cell>
          <table:table-cell table:style-name="ce9" office:value-type="string" calcext:value-type="string">
            <text:p>512</text:p>
          </table:table-cell>
          <table:table-cell office:value-type="string" calcext:value-type="string">
            <text:p>FOG_TABL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ook-up table fog data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600</text:p>
          </table:table-cell>
          <table:table-cell table:style-name="ce9" office:value-type="string" calcext:value-type="string">
            <text:p>2400</text:p>
          </table:table-cell>
          <table:table-cell office:value-type="string" calcext:value-type="string">
            <text:p>TA_OL_POINTER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 Object List Pointer data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1000</text:p>
          </table:table-cell>
          <table:table-cell table:style-name="ce9" office:value-type="string" calcext:value-type="string">
            <text:p>4096</text:p>
          </table:table-cell>
          <table:table-cell office:value-type="string" calcext:value-type="string">
            <text:p>PALETTE_RA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alette RAM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 style:data-style-name="N2" text:time-value="21:18:23.4445776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04T06:19:37.474780128</meta:creation-date>
    <dc:date>2025-08-24T21:27:28.106661417</dc:date>
    <meta:editing-duration>PT22H32M7S</meta:editing-duration>
    <meta:editing-cycles>5</meta:editing-cycles>
    <meta:generator>LibreOffice/25.2.4.3$Linux_X86_64 LibreOffice_project/520$Build-3</meta:generator>
    <meta:document-statistic meta:table-count="1" meta:cell-count="432" meta:object-count="0"/>
  </office:meta>
</office:document-meta>
</file>